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d5cad" officeooo:paragraph-rsid="005d5c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Z tego co zdążyłem ustalić to to co mnie interesuje to ustawienie dockera tak by działał w poziomie trzecim. Tego właśnie szukałem, żeby to serwer/host był głównym route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4T15:50:57.257505818</dc:date>
    <meta:editing-duration>P1DT6H27M7S</meta:editing-duration>
    <meta:editing-cycles>56</meta:editing-cycles>
    <meta:document-statistic meta:table-count="0" meta:image-count="0" meta:object-count="0" meta:page-count="1" meta:paragraph-count="1" meta:word-count="28" meta:character-count="171" meta:non-whitespace-character-count="144"/>
  </office:meta>
</office:document-meta>
</file>